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grosse lanterne éclairait chaque côté de la petite scène. Enfin scène. Il fallait le dire vite. Il s'agissait en réalité d'une grosse palette de bois qu'Erland avait bidouillée pour la surélever. Mais le magicien s'estimait déjà heureux. Il avait réussi à obtenir un spot pour le festival du solstice, ce qui n'était pas une mince affaire. Non sans mal, certes. Les places se vendaient à prix d'or étant donné le succès de l'événement. Le garçon avait dû faire jouer une ancienne relation, un type qu'il connaissait de son ancienne vie dans les hautes sphères de la noblesse et avec qui il s'entendait bien, qui s'était plus ou moins pris de pitié pour lui lorsqu'il lui avait raconté son histoire et lui avait trouvé un emplacement pour qu'il fasse son petit show. Une occasion en Or de gagner en visibilité et en renommée.</text:p>
      <text:p text:style-name="Standard"/>
      <text:p text:style-name="Standard">-Qu'est-ce qui nous prouve que c'est pas ton pouvoir de faire disparaître les gens ?</text:p>
      <text:p text:style-name="Standard"/>
      <text:p text:style-name="Standard">Le drap pourpre venait de retomber sur le sol, dans un bruissement de tissu à peine perceptible, et là où quelques secondes plus tôt une femme se tenait ne se trouvait plus que du vide. La voix s'était élevée parmi les timides applaudissements de la foule, du centre du premier des deux rangs de spectateurs, d'un gros bonhomme à l'air bourru, le genre qui aime bien faire son intéressant, et s'il pouvait rabaisser quelqu'un en passant ne s'en privait pas. Erland s'approcha dudit patriarche en souriant doucement. Une fois à quelques dizaines de centimètres de lui seulement, il s'accroupit devant, tout en pointant du doigt l'affiche de son spectacle, sur laquelle on pouvait lire en gros et gras « GARANTI SANS MAGIE ».</text:p>
      <text:p text:style-name="Standard"/>
      <text:p text:style-name="Standard">Mon cher importun, savez-vous lire ?</text:p>
      <text:p text:style-name="Standard">Ce spectacle est garanti sans charme, ni magie, ni vaudou</text:p>
      <text:p text:style-name="Standard">Et si j'avais tel pouvoir, je vous ferais dire,</text:p>
      <text:p text:style-name="Standard">Plutôt qu'elle, je vous aurais fait disparaître... vous.</text:p>
      <text:p text:style-name="Standard"/>
      <text:p text:style-name="Standard">Le doigt qui désignait jusqu'à présent la pancarte avait doucement migré pour finir par pointer vers la poitrine de l'homme, à quelques centimètres à peine de le toucher. Ce dernier, visiblement piqué au vif par la réponse du prestidigitateur, souffla comme un buffle avant de tourner les talons et de quitter les rangs des spectateurs vers un autre stand. Clairement très satisfait de son petit effet, Erland se releva en regardant fièrement l'assemblée, un large sourire éclairant son visage. Il adorait ça. A chaque fois qu'il donnait une représentation, il se transcendait. Méconnaissable. Son ton nonchalant et cynique laissait place à un théâtral mysticisme, entre grands gestes de comédien, mouvements ténébreux de cape et même de temps en temps -comme à l'instant, dialogues rimés. Bien entendu, cela n'était qu'une part de son personnage. Erland ne se prenait pas au sérieux et sa comédie était seulement un outil pour capter l'attention de son auditoire.</text:p>
      <text:p text:style-name="Standard"/>
      <text:p text:style-name="Standard">Le magicien regarda l'homme s'éloigner avant de reposer son regard sur ledit auditoire. Hum... Une dizaine de personnes. Quinze, peut-être ? C'était peu. Mais pas non plus catastrophique. Il fallait relativiser. Il y avait beaucoup d'animations en ce festival et les gens étaient clairement éparpillés un peu partout dans la capitale. Si son public grossissait un peu, il verrait à sortir le grand jeu et les tours qui en mettent plein les yeux. Mais pour l'instant la foule était trop petite. Le garçon à la chevelure argentée s'éclaircit la gorge avant de reprendre. </text:p>
      <text:p text:style-name="Standard"/>
      <text:p text:style-name="Standard">-Bon débarras... Bien. Pour mon prochain tour, je vais avoir besoin d'un ou une assistante de l'assemblée. Un ou une volontaire ?</text:p>
      <text:p text:style-name="P1">L'espace d'un instant, personne ne s'avance. Le silence semble être retombé sur le stand. Même le son des animations autour s'est atténué. Comme si la scène avait soudainement été enveloppée d'une bulle anti-bruit. Eh. Sa petite mascarade n'a vraisemblablement pas convaincu tout le monde. Ce n'est pas vraiment étonnant. Sa pancarte n'indiquait pas « concours d’éloquence et de punchline » après tout. Alors il allait falloir faire ses preuves, magiquement parlant. Faire son taf quoi. Mais pour cela, Erland allait avoir besoin d'un [strike]pigeon[/strike] assistant. Allez, donne-lui sa chance !</text:p>
      <text:p text:style-name="Standard"/>
      <text:p text:style-name="Standard">Finalement, une silhouette masculine s'extirpa de l'assemblée, tirant un sourire au magicien. Et un soupir. Imperceptible. Le garçon fut tout de même soulagé de voir un volontaire se dessiner. Il aurait eu l'air bien con, sinon. Sa réserve de tours seul sur scène commençait à s'épuiser -chose qu'il aurait pu anticiper avant de se présenter ce soir, mais bon, c'est ce qui arrive quand on est occupé à picoler au lieu de préparer ses prestations. En attendant, un homme s'était dévoué pour l'aider, le sauvant pour l'instant de ce genre de préoccupations. En parlant de lui, son assistant d'un jour s'avança dans sa direction, se laissa tenter par un salut à la foule avant de l'enjoindre à les gratifier d'un tour. </text:p>
      <text:p text:style-name="Standard"/>
      <text:p text:style-name="Standard">Le sourire d'Erland s'étira un peu plus. Un sceptique. Vu son air nonchalant et la familiarité avec laquelle il s'était adressé à lui, ce type à la barbe noire n'était pas impressionné. Du tout. Pour l'instant. L'ancien noble ressentit un frisson lui parcourir l'échine. Il allait falloir sortir le grand jeu pour le convaincre. Pas qu'il porta un quelconque intérêt au respect d'un random monsieur tout le monde, mais son air suffisant donnait surtout envie de lui clouer le bec. Envie que le garçon aux cheveux argentés se garda bien de partager, bien entendu.</text:p>
      <text:p text:style-name="Standard"/>
      <text:p text:style-name="Standard">-Merci pour ce noble sacrifice, preux chevalier ! Puis-je vous demander votre nom ?</text:p>
      <text:p text:style-name="Standard"/>
      <text:p text:style-name="Standard">Erland tira ensuite de sa cape un jeu de cartes tout ce qu'il y a de plus banal. Il le présenta à son public, prenant soin de l'ouvrir pour que tous puissent bien voir qu'il n'était pas truqué -en réalité, à cette distance, il était impossible d'en être certain, mais un tel geste de bonne foi n'aurait jamais pu être perpétré par un menteur, voyons. Le prestidigitateur se tourna ensuite vers Vrenn et lui présenta le paquet.</text:p>
      <text:p text:style-name="Standard"/>
      <text:p text:style-name="Standard">-Je vais maintenant vous demander de prendre une carte dans ce paquet. N'importe laquelle. Retenez-la bien, puis remettez-la dans le paquet, après l'avoir montrée au public, sans bien sûr que je ne la vois. Allez-y, je me tourne ! N'importe laquelle je vous dis !</text:p>
      <text:p text:style-name="Standard"/>
      <text:p text:style-name="Standard">Il s’exécuta, exagérant de beaucoup sa manière de tourner la tête, allant jusqu'à mettre la main qui ne tenait pas le jeu devant ses yeux. Cela n'avait aucune espèce d'importance, mais en matière de magie, le sens de la mise en scène jouait au moins autant que la technique, si ce n'était plus. L'illusion du choix, autant que l'illusion tout court. Cela n'avait aucune espèce d'importance. Vrenn ne le savait pas -ou en tout cas, Erland l'espérait- mais la carte qu'il allait sélectionner -plus que choisir- était déjà prédéterminée. Sous ses airs un peu bateau et cliché, ce tour n'était en réalité que la première partie d'un tour plus grand. Plus grandiose. La carte remise dans le paquet, le magicien se tourna à nouveau vers le public, battant les cartes de manière bien visible au dessus de sa tête.</text:p>
      <text:p text:style-name="Standard"/>
      <text:p text:style-name="Standard">-Bien. Très bien. Maintenant je mélange ce paquet devant vous. Il reporta son attention sur le volontaire. A présent, je vais vous demander de choisir un nombre entre 1 et 52. Et de me tendre votre main, paume vers le ciel. Parfait.</text:p>
      <text:p text:style-name="Standard"/>
      <text:p text:style-name="Standard">Chose faite, Erland commença à retourner les cartes une par une pour les poser sur la main ouverte de Vrenn, tout en décomptant à partir du nombre choisi par celui-ci. La carte qui correspondait au zéro était retournée face visible.</text:p>
      <text:p text:style-name="Standard"><text:soft-page-break/></text:p>
      <text:p text:style-name="Standard">-Trois, deux, un... Et Zéro ! Il montra la carte au public. Était-ce votre carte ?</text:p>
      <text:p text:style-name="P1">Le sourire d'Erland grandissait à vue d’œil. Il avait pratiqué ce tour des dizaines, des centaines de fois et son succès ne faisait aucun doute. Le quatre de pique. Un choix tout à fait... standard, en fait, chez les gens qui ne sont que moyennement convaincus par la prestidigitation. Ils ont tendance à chercher la carte avec le moins de personnalité, pensant ainsi compliquer la tâche de l'artiste. Évidemment, il n'en est rien. A moins que l'artiste en question n'utilise un pouvoir magique basé sur des déductions probabilistes. Ce qui serait un pouvoir vraiment naze. Ou simplement ne fasse des calculs de statistiques dans sa tête pour tenter de deviner quelle carte la personne en face de lui avait choisie. Mais le médiocre taux de succès d'un tel mode opératoire ferait probablement fuir la foule assez rapidement.</text:p>
      <text:p text:style-name="Standard"/>
      <text:p text:style-name="Standard">Toujours était-il qu'Erland se retrouva presque déçu en voyant la mine surprise de Vrenn, et sa réaction plutôt convaincue. Il s'attendait sincèrement à un peu plus de résistance de sa part. Quelques applaudissements retentirent dans le public alors que l'homme descendait de l'estrade, arguant qu'il souhaitait laisser une autre personne prendre sa place en tant qu'associé d'un soir histoire de prouver qu'il n'était pas complice dans l'affaire. L'ancien noble songea intérieurement que rien ne l'empêchait d'avoir un second acolyte dans le public, ce à quoi personne ne s'attendrait, mais ne dit rien. Il regarda l'aventurier s'éloigner, comme attristé. Il n'aurait donc pas l'occasion de montrer au monde son [i]autre[/i] tour. Celui qui claquait sa race. En tout cas pas encore.</text:p>
      <text:p text:style-name="Standard"/>
      <text:p text:style-name="Standard">Son chagrin fut cependant de courte durée puisque à peine une seconde plus tard, un morceau de pâtisserie tournoya dans les airs pour venir s'écraser sous le regard effaré d'Erland sur la chemise de Vrenn. Instantanément, le silence retomba sur la scène, tandis que le prestidigitateur retraçait la trajectoire de l'éclair pour tenter d'en discerner l'origine. La tignasse blanchâtre qui se faisait la malle au fond de l'audience le persuada que 1. il n'était pas prêt d'avoir un stand tranquille et 2. il était sans aucun doute la cible de ce lancer hasardeux. </text:p>
      <text:p text:style-name="Standard"/>
      <text:p text:style-name="Standard">-Astrid, espèce de sale... </text:p>
      <text:p text:style-name="Standard"/>
      <text:p text:style-name="Standard">Il n'avait pas eu le temps de trouver une injure appropriée que déjà des chichis volaient de l'arrière du public. Il n'en fallut pas plus pour ces abrutis et en moins de temps qu'il ne fallait pour le dire, la grande majorité des gens présents avaient commencé à se foutre sur la gueule. Erland se prit la tête entre les mains en maudissant intérieurement sa collègue et sa putain d'hyperactivité et de propension à foutre la merde. Puis le garçon releva les yeux et écarta les bras, s'apprêtant à gueuler pour forcer les fauteurs de trouble à se calmer. Mais alors qu'il inspirait pour crier le plus fort possible, ses iris dorés se posèrent sur un régiment de types en armure au loin, jouant des coudes pour essayer de maîtriser la situation. La Garde. Fuck. Pas moyen qu'il se fasse prendre à partie. Il risquait d'être désigné responsable de tout ce bordel, sous prétexte que c'était son stand. Or le magicien n'avait ni le temps ni l'argent de se faire interroger et de finir par prendre une amende. Alors il changea de plan. Toujours sur scène, ses mains attrapèrent sa cape et se tendirent sur les côtés en forme de croix, tandis qu'il baissait la tête. Quitte à partir, autant partir avec classe.</text:p>
      <text:p text:style-name="Standard"/>
      <text:p text:style-name="Standard">Mesdames et messieurs, laissez-moi vous dire,</text:p>
      <text:p text:style-name="Standard"/>
      <text:p text:style-name="Standard">Mais il est temps pour moi de partir</text:p>
      <text:p text:style-name="Standard">Car je... eh bien car je ne veux plus être ici.</text:p>
      <text:p text:style-name="Standard"/>
      <text:p text:style-name="Standard">Les deux torches dans son dos s’enflammèrent alors subitement dans un geyser de feu qui dura à peine deux secondes, avant qu'un nuage de fumée ne se mette à s'étendre sur la scène, jusqu'à la remplir. Lorsqu'il se dissipa au bout d'une dizaine de seconde, le magicien avait disparu. Ça, c'était ce qu'on appelait partir avec panache. Peut-être reviendrait-il lorsque tout ce petit monde se serait calmé.</text:p>
      <text:p text:style-name="Standard"/>
      <text:p text:style-name="Standard"><text:soft-page-break/>Avec un peu de chance, Erland pourrait toujours aller au bal. Et au pire, il irait boire des biè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7T09:27:02.80</meta:creation-date>
    <dc:date>2020-01-24T18:49:33.72</dc:date>
    <meta:editing-duration>PT4H9M13S</meta:editing-duration>
    <meta:editing-cycles>525</meta:editing-cycles>
    <meta:generator>OpenOffice/4.1.1$Win32 OpenOffice.org_project/411m6$Build-9775</meta:generator>
    <dc:creator>Théo </dc:creator>
    <meta:document-statistic meta:table-count="0" meta:image-count="0" meta:object-count="0" meta:page-count="5" meta:paragraph-count="30" meta:word-count="1938" meta:character-count="11527"/>
  </office:meta>
</office:document-meta>
</file>